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64950" officeooo:paragraph-rsid="00164950"/>
    </style:style>
    <style:style style:name="P2" style:family="paragraph" style:parent-style-name="Standard">
      <style:text-properties fo:color="#c9211e" fo:font-style="italic" style:text-underline-style="solid" style:text-underline-width="auto" style:text-underline-color="font-color" fo:font-weight="bold" officeooo:rsid="00164950" officeooo:paragraph-rsid="00164950" style:font-style-asian="italic" style:font-weight-asian="bold" style:font-style-complex="italic" style:font-weight-complex="bold"/>
    </style:style>
    <style:style style:name="P3" style:family="paragraph" style:parent-style-name="Text_20_body">
      <style:text-properties officeooo:rsid="00164950" officeooo:paragraph-rsid="00164950"/>
    </style:style>
    <style:style style:name="P4" style:family="paragraph" style:parent-style-name="Text_20_body">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P5" style:family="paragraph" style:parent-style-name="Text_20_body">
      <style:paragraph-properties fo:text-align="center" style:justify-single-word="false"/>
      <style:text-properties fo:color="#c9211e" fo:font-size="14pt" fo:font-style="italic" style:text-underline-style="solid" style:text-underline-width="auto" style:text-underline-color="font-color" fo:font-weight="bold" style:font-size-asian="14pt" style:font-style-asian="italic" style:font-weight-asian="bold" style:font-size-complex="14pt" style:font-style-complex="italic" style:font-weight-complex="bold"/>
    </style:style>
    <style:style style:name="P6" style:family="paragraph" style:parent-style-name="Text_20_body" style:list-style-name="L1"/>
    <style:style style:name="P7" style:family="paragraph" style:parent-style-name="Text_20_body" style:list-style-name="L2"/>
    <style:style style:name="P8" style:family="paragraph" style:parent-style-name="Text_20_body" style:list-style-name="L3"/>
    <style:style style:name="P9" style:family="paragraph" style:parent-style-name="Text_20_body" style:list-style-name="L4"/>
    <style:style style:name="P10" style:family="paragraph" style:parent-style-name="Text_20_body" style:list-style-name="L5"/>
    <style:style style:name="P11" style:family="paragraph" style:parent-style-name="Text_20_body" style:list-style-name="L1">
      <style:paragraph-properties fo:margin-top="0cm" fo:margin-bottom="0cm" loext:contextual-spacing="false"/>
    </style:style>
    <style:style style:name="P12" style:family="paragraph" style:parent-style-name="Text_20_body" style:list-style-name="L2">
      <style:paragraph-properties fo:margin-top="0cm" fo:margin-bottom="0cm" loext:contextual-spacing="false"/>
    </style:style>
    <style:style style:name="P13" style:family="paragraph" style:parent-style-name="Text_20_body" style:list-style-name="L4">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T1" style:family="text">
      <style:text-properties fo:color="#c9211e"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color="#2a6099"/>
    </style:style>
    <style:style style:name="T3" style:family="text">
      <style:text-properties fo:color="#00a933"/>
    </style:style>
    <style:style style:name="T4" style:family="text">
      <style:text-properties officeooo:rsid="001dfce3"/>
    </style:style>
    <style:style style:name="T5" style:family="text">
      <style:text-properties officeooo:rsid="001f282c"/>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Leçon 1 - La conservation des génomes, stabilité et évolution clonale</text:p>
      <text:p text:style-name="P4">I/Constat :</text:p>
      <text:list xml:id="list3479704773" text:style-name="L1">
        <text:list-item>
          <text:p text:style-name="P11">La réplication semi-conservatrice de l'ADN et la mitose garantissent la conservation du caryotype et du programme génétique au cours des générations de cellules successives, formant ainsi un clone (ensemble de cellules génétiquement identiques).</text:p>
        </text:list-item>
        <text:list-item>
          <text:p text:style-name="P11">Il existe différents types de clones : unicellulaires, associés à une matrice extracellulaire, mixtes.</text:p>
        </text:list-item>
        <text:list-item>
          <text:p text:style-name="P6">Un organisme humain est théoriquement un clone, mais il existe des exemples de diversité génétique chez les clones (cellules cancéreuses, lymphocytes B).</text:p>
        </text:list-item>
      </text:list>
      <text:p text:style-name="Text_20_body"><text:span text:style-name="T1">Problème :</text:span> <text:span text:style-name="T3">Comprendre l'origine de la diversité génétique chez les clones.</text:span></text:p>
      <text:p text:style-name="P4">II. Les causes de la diversité génétique clonale :</text:p>
      <text:list xml:id="list1191981313" text:style-name="L2">
        <text:list-item>
          <text:p text:style-name="P12">Les mutations qui peuvent se produire successivement dans les différentes cellules, causées par les erreurs de l'ADN polymérase ou les agents mutagènes.</text:p>
        </text:list-item>
        <text:list-item>
          <text:p text:style-name="P7">Les modifications génétiques plus spectaculaires comme chez les lymphocytes T et B.</text:p>
        </text:list-item>
      </text:list>
      <text:p text:style-name="Text_20_body"><text:span text:style-name="T1">Conclusion : </text:span><text:span text:style-name="T2">La diversité génétique chez les clones est causée par les mutations et les modifications génétiques qui peuvent se produire au cours des mitoses successives. Ces phénomènes peuvent entraîner des modifications phénotypiques et contribuer au développement de cellules cancéreuses.</text:span></text:p>
      <text:p text:style-name="Standard"/>
      <text:p text:style-name="Standard"/>
      <text:p text:style-name="P4">I/Constat:</text:p>
      <text:list xml:id="list2565489277" text:style-name="L3">
        <text:list-item>
          <text:p text:style-name="P8">Un nouveau-né est porteur de près de 10^13 mutations dans son patrimoine génétique, mais peu ont des conséquences phénotypiques importantes.</text:p>
        </text:list-item>
      </text:list>
      <text:p text:style-name="Text_20_body"><text:span text:style-name="T1">Problème:</text:span> <text:span text:style-name="T3">Comprendre pourquoi certaines mutations n'ont pas de conséquences phénotypiques importantes.</text:span></text:p>
      <text:p text:style-name="P4">II/Les conséquences phénotypiques des mutations à l'origine de la diversité génétique clonale:</text:p>
      <text:list xml:id="list3252549100" text:style-name="L4">
        <text:list-item>
          <text:p text:style-name="P13">Les mutations silencieuses (qui ne changent pas l'acide aminé n'ont pas de conséquences phénotypiques.</text:p>
        </text:list-item>
        <text:list-item>
          <text:p text:style-name="P13">Les mutations touchant principalement des séquences non codantes n'ont pas de conséquences phénotypiques <text:span text:style-name="T4">(98,5 % du génotype)</text:span></text:p>
        </text:list-item>
        <text:list-item>
          <text:p text:style-name="P9">Cependant, des mutations régulatrices (touchant des séquences qui régulent l'expression d'un gène) peuvent avoir des conséquences phénotypiques importantes. <text:span text:style-name="T4">(épinoche marine/lacustre avec la séquence PX51)</text:span></text:p>
        </text:list-item>
      </text:list>
      <text:p text:style-name="Text_20_body"><text:span text:style-name="T1">Conclusion:</text:span><text:span text:style-name="T2"> Les mutations ont des conséquences phénotypiques variables en fonction de leur localisation et de leur nature. Les séquences régulatrices peuvent avoir un impact important sur l'expression des gènes.</text:span></text:p>
      <text:p text:style-name="Standard"/>
      <text:p text:style-name="P2">Bilan :</text:p>
      <text:p text:style-name="P3"/>
      <text:p text:style-name="P3"><text:tab/>La réplication et la mitose permettent de maintenir le caryotype et le génome des cellules, <text:tab/>formant ainsi des clones cellulaires.</text:p>
      <text:list xml:id="list3286925224" text:style-name="L5">
        <text:list-item>
          <text:p text:style-name="P14"><text:soft-page-break/>Cependant, des mutations et des réarrangements de l'ADN peuvent survenir, créant une diversité génétique au sein d'un même individu, appelée évolution clonale.</text:p>
        </text:list-item>
        <text:list-item>
          <text:p text:style-name="P10">Ces modifications génétiques peuvent avoir des conséquences phénotypiques à différents niveaux (moléculaire, cellulaire, macroscopique) mais cela n'est pas toujours le cas en raison des mutations silencieuses et de la faible part de l'ADN qui est codante.</text:p>
        </text:list-item>
      </text:list>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1-13T18:22:16.570000000</meta:creation-date>
    <dc:date>2023-01-27T18:52:51.873000000</dc:date>
    <meta:editing-duration>PT1H17M8S</meta:editing-duration>
    <meta:editing-cycles>9</meta:editing-cycles>
    <meta:generator>LibreOffice/6.3.5.2$Windows_X86_64 LibreOffice_project/dd0751754f11728f69b42ee2af66670068624673</meta:generator>
    <meta:document-statistic meta:table-count="0" meta:image-count="0" meta:object-count="0" meta:page-count="2" meta:paragraph-count="22" meta:word-count="395" meta:character-count="2782" meta:non-whitespace-character-count="2418"/>
  </office:meta>
</office:document-meta>
</file>